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1556C73F.png" manifest:media-type="image/png"/>
  <manifest:file-entry manifest:full-path="Pictures/1000000000000353000002EE041A8275.png" manifest:media-type="image/png"/>
  <manifest:file-entry manifest:full-path="Pictures/1000000100000532000004E6350D367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Code Nerd Font" svg:font-family="'FiraCode Nerd Font'" style:font-adornments="Normal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1.818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25cm" fo:min-width="1.81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865cm" fo:min-width="1.818cm" loext:decorative="false"/>
      <style:paragraph-properties style:writing-mode="lr-tb"/>
    </style:style>
    <style:style style:name="gr6" style:family="graphic" style:parent-style-name="objectwithoutfill">
      <style:graphic-properties svg:stroke-color="#ff8000" draw:fill="none" loext:decorative="false"/>
    </style:style>
    <style:style style:name="gr7" style:family="graphic" style:parent-style-name="objectwithoutfill">
      <style:graphic-properties draw:fill="none" loext:decorative="false"/>
    </style:style>
    <style:style style:name="gr8" style:family="graphic">
      <style:graphic-properties style:protect="size" loext:decorative="false"/>
    </style:style>
    <style:style style:name="gr9" style:family="graphic">
      <style:graphic-properties style:writing-mode="lr-tb" loext:decorative="false"/>
    </style:style>
    <style:style style:name="gr10" style:family="graphic" style:parent-style-name="standard">
      <style:graphic-properties draw:fill="none" loext:fill-use-slide-background="false" draw:textarea-horizontal-align="justify" draw:textarea-vertical-align="middle" draw:auto-grow-height="false" fo:min-height="0.75cm" fo:min-width="2.9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04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419cm" loext:decorative="false"/>
      <style:paragraph-properties style:writing-mode="lr-tb"/>
    </style:style>
    <style:style style:name="gr13" style:family="graphic" style:parent-style-name="standard">
      <style:graphic-properties draw:fill="none" loext:fill-use-slide-background="false" draw:textarea-horizontal-align="justify" draw:textarea-vertical-align="middle" draw:auto-grow-height="false" fo:min-height="0.75cm" fo:min-width="0.203cm" style:writing-mode="lr-tb" loext:decorative="false"/>
      <style:paragraph-properties style:writing-mode="lr-tb"/>
    </style:style>
    <style:style style:name="gr14" style:family="graphic" style:parent-style-name="standard">
      <style:graphic-properties draw:fill="none" loext:fill-use-slide-background="false" draw:textarea-horizontal-align="justify" draw:textarea-vertical-align="middle" draw:auto-grow-height="false" fo:min-height="0.75cm" fo:min-width="0.097cm" style:writing-mode="lr-tb" loext:decorative="false"/>
      <style:paragraph-properties style:writing-mode="lr-tb"/>
    </style:style>
    <style:style style:name="gr15" style:family="graphic" style:parent-style-name="standard">
      <style:graphic-properties draw:fill="none" loext:fill-use-slide-background="false" draw:textarea-horizontal-align="justify" draw:textarea-vertical-align="middle" draw:auto-grow-height="false" fo:min-height="0.75cm" fo:min-width="0.1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018cm" loext:decorative="false"/>
      <style:paragraph-properties style:writing-mode="lr-tb"/>
    </style:style>
    <style:style style:name="gr17" style:family="graphic" style:parent-style-name="standard">
      <style:graphic-properties draw:stroke="dash" draw:stroke-dash="Long_20_Dash" svg:stroke-color="#ff0000" loext:decorative="false"/>
    </style:style>
    <style:style style:name="gr18" style:family="graphic" style:parent-style-name="objectwithoutfill">
      <style:graphic-properties draw:stroke="dash" draw:stroke-dash="Long_20_Dash" svg:stroke-color="#ff0000" draw:marker-start="" draw:marker-start-width="0.3cm" draw:marker-end="Concave" draw:marker-end-width="0.3cm" draw:fill="none" loext:decorative="false"/>
    </style:style>
    <style:style style:name="gr19" style:family="graphic" style:parent-style-name="objectwithoutfill">
      <style:graphic-properties svg:stroke-width="0.2cm" draw:marker-start="" draw:marker-start-width="0.6cm" draw:marker-end="Arrow" draw:marker-end-width="0.6cm" draw:fill="none" fo:padding-top="0.225cm" fo:padding-bottom="0.225cm" fo:padding-left="0.4cm" fo:padding-right="0.4cm" loext:decorative="false"/>
    </style:style>
    <style:style style:name="gr20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0.75cm" fo:min-width="2.9cm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cm" loext:decorative="false"/>
      <style:paragraph-properties style:writing-mode="lr-tb"/>
    </style:style>
    <style:style style:name="gr22" style:family="graphic" style:parent-style-name="objectwithoutfill">
      <style:graphic-properties svg:stroke-width="0.2cm" draw:marker-start="Triangle" draw:marker-start-width="0.6cm" draw:marker-end="" draw:marker-end-width="0.6cm" draw:fill="none" fo:padding-top="0.225cm" fo:padding-bottom="0.225cm" fo:padding-left="0.4cm" fo:padding-right="0.4cm" loext:decorative="false"/>
    </style:style>
    <style:style style:name="pr1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1pt" fo:font-weight="bold" style:font-weight-asian="bold" style:font-weight-complex="bold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loext:graphic-properties draw:fill="none" draw:fill-color="#ffffff"/>
      <style:text-properties fo:font-size="11pt" fo:font-weight="normal" style:font-weight-asian="normal" style:font-weight-complex="normal"/>
    </style:style>
    <style:style style:name="P5" style:family="paragraph">
      <style:paragraph-properties fo:margin-top="0cm" fo:margin-bottom="0.1cm" fo:line-height="100%" fo:text-align="center" loext:tab-stop-distance="0cm" style:writing-mode="lr-tb">
        <style:tab-stops/>
      </style:paragraph-properties>
      <style:text-properties fo:font-weight="normal" style:font-weight-asian="normal" style:font-weight-complex="normal"/>
    </style:style>
    <style:style style:name="P6" style:family="paragraph">
      <loext:graphic-properties draw:fill="none" draw:fill-color="#ffffff"/>
      <style:paragraph-properties fo:margin-top="0cm" fo:margin-bottom="0.1cm" fo:line-height="100%" fo:text-align="center" loext:tab-stop-distance="0cm">
        <style:tab-stops/>
      </style:paragraph-properties>
      <style:text-properties fo:font-size="11pt" fo:font-weight="normal" style:font-size-asian="10pt" style:font-weight-asian="normal" style:font-size-complex="10pt" style:font-weight-complex="normal"/>
    </style:style>
    <style:style style:name="P7" style:family="paragraph">
      <loext:graphic-properties draw:fill="none" draw:fill-color="#ffffff"/>
      <style:text-properties fo:color="#000000" loext:opacity="100%" fo:font-size="11pt" fo:font-weight="normal" style:font-weight-asian="normal" style:font-weight-complex="normal"/>
    </style:style>
    <style:style style:name="P8" style:family="paragraph">
      <loext:graphic-properties draw:fill="non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.1cm" fo:line-height="100%" fo:text-align="center" loext:tab-stop-distance="0cm" style:writing-mode="lr-tb">
        <style:tab-stops/>
      </style:paragraph-properties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color="#000000" loext:opacity="100%" fo:font-size="11pt" fo:font-weight="normal" style:font-weight-asian="normal" style:font-weight-complex="normal"/>
    </style:style>
    <style:style style:name="P13" style:family="paragraph">
      <style:paragraph-properties fo:text-align="center"/>
      <style:text-properties style:font-name="FiraCode Nerd Font" fo:font-size="11pt"/>
    </style:style>
    <style:style style:name="P14" style:family="paragraph">
      <loext:graphic-properties draw:fill="none"/>
      <style:paragraph-properties fo:text-align="center" style:writing-mode="lr-tb"/>
      <style:text-properties style:font-name="FiraCode Nerd Font" fo:font-size="11pt"/>
    </style:style>
    <style:style style:name="P15" style:family="paragraph">
      <style:paragraph-properties fo:text-align="center"/>
      <style:text-properties fo:font-size="11pt"/>
    </style:style>
    <style:style style:name="P16" style:family="paragraph">
      <loext:graphic-properties draw:fill="none"/>
      <style:paragraph-properties fo:text-align="center" style:writing-mode="lr-tb"/>
      <style:text-properties fo:font-size="11pt"/>
    </style:style>
    <style:style style:name="P17" style:family="paragraph">
      <loext:graphic-properties draw:fill="none" draw:fill-color="#ffffff"/>
      <style:text-properties fo:font-size="11pt"/>
    </style:style>
    <style:style style:name="P18" style:family="paragraph">
      <loext:graphic-properties draw:fill="none" draw:fill-color="#ffffff"/>
      <style:text-properties fo:color="#ff0000" loext:opacity="100%" fo:font-size="15pt"/>
    </style:style>
    <style:style style:name="P19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font-name="FiraCode Nerd Font" fo:font-size="11pt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style:font-name="FiraCode Nerd Font" fo:font-size="11pt"/>
    </style:style>
    <style:style style:name="T1" style:family="text">
      <style:text-properties fo:font-size="11pt" fo:font-weight="bold" style:font-weight-asian="bold" style:font-weight-complex="bold"/>
    </style:style>
    <style:style style:name="T2" style:family="text">
      <style:text-properties fo:font-size="11pt" fo:font-weight="normal" style:font-weight-asian="normal" style:font-weight-complex="normal"/>
    </style:style>
    <style:style style:name="T3" style:family="text">
      <style:text-properties fo:color="#ff0000" loext:opacity="100%" fo:font-size="11pt" fo:font-weight="bold" style:font-weight-asian="bold" style:font-weight-complex="bold"/>
    </style:style>
    <style:style style:name="T4" style:family="text">
      <style:text-properties fo:font-size="11pt" fo:font-weight="normal" style:font-size-asian="10pt" style:font-weight-asian="normal" style:font-size-complex="10pt" style:font-weight-complex="normal"/>
    </style:style>
    <style:style style:name="T5" style:family="text">
      <style:text-properties fo:color="#000000" loext:opacity="100%" fo:font-size="11pt" fo:font-weight="normal" style:font-weight-asian="normal" style:font-weight-complex="normal"/>
    </style:style>
    <style:style style:name="T6" style:family="text">
      <style:text-properties fo:font-size="11pt"/>
    </style:style>
    <style:style style:name="T7" style:family="text">
      <style:text-properties fo:color="#ff0000" loext:opacity="100%" fo:font-size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g draw:style-name="gr1">
          <draw:frame draw:style-name="gr2" draw:text-style-name="P1" draw:layer="layout" svg:width="4.5cm" svg:height="4.243cm" svg:x="1.303cm" svg:y="1.676cm">
            <draw:image xlink:href="Pictures/1000000100000532000004E6350D3677.png" xlink:type="simple" xlink:show="embed" xlink:actuate="onLoad" draw:mime-type="image/png">
              <text:p/>
            </draw:image>
          </draw:frame>
          <draw:frame draw:style-name="gr3" draw:text-style-name="P2" draw:layer="layout" svg:width="2.318cm" svg:height="1.115cm" svg:x="2.012cm" svg:y="2.372cm">
            <draw:text-box>
              <text:p><text:span text:style-name="T1">Machine A</text:span></text:p>
            </draw:text-box>
          </draw:frame>
          <draw:frame draw:style-name="gr3" draw:text-style-name="P4" draw:layer="layout" svg:width="3.197cm" svg:height="1.115cm" svg:x="4.303cm" svg:y="4.96cm">
            <draw:text-box>
              <text:p text:style-name="P3"><text:span text:style-name="T2">192.168.1.</text:span><text:span text:style-name="T3">2</text:span></text:p>
            </draw:text-box>
          </draw:frame>
          <draw:frame draw:style-name="gr2" draw:text-style-name="P1" draw:layer="layout" svg:width="4.5cm" svg:height="4.243cm" svg:x="1.485cm" svg:y="9.676cm">
            <draw:image xlink:href="Pictures/1000000100000532000004E6350D3677.png" xlink:type="simple" xlink:show="embed" xlink:actuate="onLoad" draw:mime-type="image/png">
              <text:p/>
            </draw:image>
          </draw:frame>
          <draw:frame draw:style-name="gr3" draw:text-style-name="P2" draw:layer="layout" svg:width="2.318cm" svg:height="1.115cm" svg:x="2.194cm" svg:y="10.372cm">
            <draw:text-box>
              <text:p><text:span text:style-name="T1">Machine B</text:span></text:p>
            </draw:text-box>
          </draw:frame>
          <draw:frame draw:style-name="gr3" draw:text-style-name="P4" draw:layer="layout" svg:width="3.015cm" svg:height="1.115cm" svg:x="4.485cm" svg:y="12.96cm">
            <draw:text-box>
              <text:p text:style-name="P3"><text:span text:style-name="T2">192.168.1.</text:span><text:span text:style-name="T3">3</text:span></text:p>
            </draw:text-box>
          </draw:frame>
          <draw:frame draw:style-name="gr2" draw:text-style-name="P1" xml:id="id1" draw:id="id1" draw:layer="layout" svg:width="5.421cm" svg:height="4.778cm" svg:x="11.803cm" svg:y="5.112cm">
            <draw:image xlink:href="Pictures/1000000000000353000002EE041A8275.png" xlink:type="simple" xlink:show="embed" xlink:actuate="onLoad" draw:mime-type="image/png">
              <text:p/>
            </draw:image>
          </draw:frame>
          <draw:frame draw:style-name="gr4" draw:text-style-name="P6" draw:layer="layout" svg:width="4.5cm" svg:height="1.5cm" svg:x="12.303cm" svg:y="9.476cm">
            <draw:text-box>
              <text:p text:style-name="P5"><text:span text:style-name="T4">203.0.113.1</text:span></text:p>
              <text:p text:style-name="P5"><text:span text:style-name="T4">Adresse publique</text:span></text:p>
            </draw:text-box>
          </draw:frame>
          <draw:frame draw:style-name="gr2" draw:text-style-name="P1" xml:id="id2" draw:id="id2" draw:layer="layout" svg:width="4.894cm" svg:height="4.894cm" svg:x="21.803cm" svg:y="5.054cm">
            <draw:image xlink:href="Pictures/1000000100000200000002001556C73F.png" xlink:type="simple" xlink:show="embed" xlink:actuate="onLoad" draw:mime-type="image/png">
              <text:p/>
            </draw:image>
          </draw:frame>
          <draw:frame draw:style-name="gr5" draw:text-style-name="P7" draw:layer="layout" svg:width="4.5cm" svg:height="1.115cm" svg:x="22cm" svg:y="9.942cm">
            <draw:text-box>
              <text:p text:style-name="P3"><text:span text:style-name="T5">198.51.100.1</text:span></text:p>
            </draw:text-box>
          </draw:frame>
          <draw:connector draw:style-name="gr6" draw:text-style-name="P8" draw:layer="layout" draw:type="line" svg:x1="17.224cm" svg:y1="7.501cm" svg:x2="21.803cm" svg:y2="7.501cm" draw:start-shape="id1" draw:start-glue-point="1" draw:end-shape="id2" draw:end-glue-point="3" svg:d="M17224 7501h4579" svg:viewBox="0 0 4580 1">
            <text:p/>
          </draw:connector>
          <draw:connector draw:style-name="gr7" draw:text-style-name="P8" draw:layer="layout" draw:type="curve" svg:x1="6.621cm" svg:y1="3.875cm" svg:x2="11.803cm" svg:y2="7.797cm" svg:d="M6621 3875c3886 0 1296 3922 5182 3922" svg:viewBox="0 0 5183 3923">
            <text:p/>
          </draw:connector>
          <draw:connector draw:style-name="gr7" draw:text-style-name="P8" draw:layer="layout" draw:type="curve" svg:x1="6.803cm" svg:y1="11.875cm" svg:x2="11.803cm" svg:y2="7.797cm" svg:d="M6803 11875c3750 0 1250-4078 5000-4078" svg:viewBox="0 0 5001 4079">
            <text:p/>
          </draw:connector>
        </draw:g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g draw:style-name="gr9">
          <draw:frame draw:style-name="gr2" draw:text-style-name="P1" draw:layer="layout" svg:width="4.5cm" svg:height="4.243cm" svg:x="1.342cm" svg:y="0.993cm">
            <draw:image xlink:href="Pictures/1000000100000532000004E6350D3677.png" xlink:type="simple" xlink:show="embed" xlink:actuate="onLoad" draw:mime-type="image/png">
              <text:p/>
            </draw:image>
          </draw:frame>
          <draw:frame draw:style-name="gr3" draw:text-style-name="P2" draw:layer="layout" svg:width="2.318cm" svg:height="1.115cm" svg:x="2.051cm" svg:y="1.689cm">
            <draw:text-box>
              <text:p><text:span text:style-name="T1">Machine A</text:span></text:p>
            </draw:text-box>
          </draw:frame>
          <draw:frame draw:style-name="gr3" draw:text-style-name="P2" draw:layer="layout" svg:width="3cm" svg:height="1.115cm" svg:x="4.342cm" svg:y="4.277cm">
            <draw:text-box>
              <text:p><text:span text:style-name="T2">192.168.1.</text:span><text:span text:style-name="T3">2</text:span></text:p>
            </draw:text-box>
          </draw:frame>
          <draw:g draw:style-name="gr1">
            <draw:frame draw:style-name="gr2" draw:text-style-name="P1" xml:id="id3" draw:id="id3" draw:layer="layout" svg:width="5.421cm" svg:height="4.778cm" svg:x="11.329cm" svg:y="0.725cm">
              <draw:image xlink:href="Pictures/1000000000000353000002EE041A8275.png" xlink:type="simple" xlink:show="embed" xlink:actuate="onLoad" draw:mime-type="image/png">
                <text:p/>
              </draw:image>
            </draw:frame>
            <draw:frame draw:style-name="gr4" draw:text-style-name="P6" draw:layer="layout" svg:width="4.5cm" svg:height="1.5cm" svg:x="11.829cm" svg:y="5.129cm">
              <draw:text-box>
                <text:p text:style-name="P10"><text:span text:style-name="T4">203.0.113.1</text:span></text:p>
                <text:p text:style-name="P10"><text:span text:style-name="T4">Adresse publique</text:span></text:p>
              </draw:text-box>
            </draw:frame>
          </draw:g>
          <draw:frame draw:style-name="gr2" draw:text-style-name="P1" xml:id="id4" draw:id="id4" draw:layer="layout" svg:width="4.894cm" svg:height="4.894cm" svg:x="21.842cm" svg:y="0.667cm">
            <draw:image xlink:href="Pictures/1000000100000200000002001556C73F.png" xlink:type="simple" xlink:show="embed" xlink:actuate="onLoad" draw:mime-type="image/png">
              <text:p/>
            </draw:image>
          </draw:frame>
          <draw:frame draw:style-name="gr5" draw:text-style-name="P12" draw:layer="layout" svg:width="5cm" svg:height="1.115cm" svg:x="21.842cm" svg:y="5.522cm">
            <draw:text-box>
              <text:p text:style-name="P11"><text:span text:style-name="T5">198.51.100.1</text:span></text:p>
            </draw:text-box>
          </draw:frame>
          <draw:connector draw:style-name="gr6" draw:text-style-name="P8" draw:layer="layout" draw:type="line" svg:x1="16.75cm" svg:y1="3.114cm" svg:x2="21.842cm" svg:y2="3.114cm" draw:start-shape="id3" draw:start-glue-point="1" draw:end-shape="id4" draw:end-glue-point="3" svg:d="M16750 3114h5092" svg:viewBox="0 0 5093 1">
            <text:p/>
          </draw:connector>
          <draw:connector draw:style-name="gr7" draw:text-style-name="P1" draw:layer="layout" draw:type="line" svg:x1="6.66cm" svg:y1="3.114cm" svg:x2="11.329cm" svg:y2="3.114cm" draw:end-shape="id3" draw:end-glue-point="3" svg:d="M6660 3114h4669" svg:viewBox="0 0 4670 1">
            <text:p/>
          </draw:connector>
          <draw:custom-shape draw:style-name="gr10" draw:text-style-name="P14" xml:id="id5" draw:id="id5" draw:layer="layout" svg:width="3.5cm" svg:height="1cm" svg:x="2.342cm" svg:y="8.201cm">
            <text:p text:style-name="P13"><text:span text:style-name="T6">1</text:span><text:span text:style-name="T6">9</text:span><text:span text:style-name="T6">2</text:span><text:span text:style-name="T6">.</text:span><text:span text:style-name="T6">1</text:span><text:span text:style-name="T6">6</text:span><text:span text:style-name="T6">8</text:span><text:span text:style-name="T6">.</text:span><text:span text:style-name="T6">1</text:span><text:span text:style-name="T6">.</text:span><text:span text:style-name="T6">2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6" draw:layer="layout" svg:width="3.5cm" svg:height="1cm" svg:x="5.842cm" svg:y="8.201cm">
            <text:p text:style-name="P15"><text:span text:style-name="T6">1</text:span><text:span text:style-name="T6">9</text:span><text:span text:style-name="T6">8.</text:span><text:span text:style-name="T6">5</text:span><text:span text:style-name="T6">1.</text:span><text:span text:style-name="T6">1</text:span><text:span text:style-name="T6">0</text:span><text:span text:style-name="T6">0.</text:span><text:span text:style-name="T6">1</text:span></text:p>
            <draw:enhanced-geometry svg:viewBox="0 0 21600 21600" draw:type="rectangle" draw:enhanced-path="M 0 0 L 21600 0 21600 21600 0 21600 0 0 Z N"/>
          </draw:custom-shape>
          <draw:frame draw:style-name="gr11" draw:text-style-name="P17" draw:layer="layout" svg:width="2.304cm" svg:height="0.683cm" svg:x="2.342cm" svg:y="7.518cm">
            <draw:text-box>
              <text:p><text:span text:style-name="T6">IP Source</text:span></text:p>
            </draw:text-box>
          </draw:frame>
          <draw:frame draw:style-name="gr12" draw:text-style-name="P17" draw:layer="layout" svg:width="3.019cm" svg:height="0.683cm" svg:x="5.842cm" svg:y="7.518cm">
            <draw:text-box>
              <text:p><text:span text:style-name="T6">IP Destination</text:span></text:p>
            </draw:text-box>
          </draw:frame>
          <draw:custom-shape draw:style-name="gr13" draw:text-style-name="P16" draw:layer="layout" svg:width="0.803cm" svg:height="1cm" svg:x="1.539cm" svg:y="8.201cm">
            <text:p text:style-name="P15"><text:span text:style-name="T6">..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0.697cm" svg:height="1cm" svg:x="9.342cm" svg:y="8.201cm">
            <text:p text:style-name="P15"><text:span text:style-name="T6">...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4" xml:id="id7" draw:id="id7" draw:layer="layout" svg:width="3.5cm" svg:height="1cm" svg:x="18.736cm" svg:y="8.201cm">
            <text:p text:style-name="P13"><text:span text:style-name="T6">203.0.113.1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6" draw:layer="layout" svg:width="3.5cm" svg:height="1cm" svg:x="22.236cm" svg:y="8.201cm">
            <text:p text:style-name="P15"><text:span text:style-name="T6">198.51.100.1</text:span></text:p>
            <draw:enhanced-geometry svg:viewBox="0 0 21600 21600" draw:type="rectangle" draw:enhanced-path="M 0 0 L 21600 0 21600 21600 0 21600 0 0 Z N"/>
          </draw:custom-shape>
          <draw:frame draw:style-name="gr11" draw:text-style-name="P17" draw:layer="layout" svg:width="2.304cm" svg:height="0.683cm" svg:x="18.736cm" svg:y="7.518cm">
            <draw:text-box>
              <text:p><text:span text:style-name="T6">IP Source</text:span></text:p>
            </draw:text-box>
          </draw:frame>
          <draw:frame draw:style-name="gr12" draw:text-style-name="P17" draw:layer="layout" svg:width="3.019cm" svg:height="0.683cm" svg:x="22.236cm" svg:y="7.518cm">
            <draw:text-box>
              <text:p><text:span text:style-name="T6">IP Destination</text:span></text:p>
            </draw:text-box>
          </draw:frame>
          <draw:custom-shape draw:style-name="gr14" draw:text-style-name="P16" draw:layer="layout" svg:width="0.697cm" svg:height="1cm" svg:x="18.039cm" svg:y="8.201cm">
            <text:p text:style-name="P15"><text:span text:style-name="T6">...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6" draw:layer="layout" svg:width="0.7cm" svg:height="1cm" svg:x="25.736cm" svg:y="8.201cm">
            <text:p text:style-name="P15"><text:span text:style-name="T6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text-style-name="P18" xml:id="id6" draw:id="id6" draw:layer="layout" svg:width="1.618cm" svg:height="0.839cm" svg:x="16.23cm" svg:y="10.201cm">
            <draw:text-box>
              <text:p><text:span text:style-name="T7">NAT</text:span></text:p>
            </draw:text-box>
          </draw:frame>
          <draw:connector draw:style-name="gr17" draw:text-style-name="P11" draw:layer="layout" svg:x1="4.092cm" svg:y1="9.201cm" svg:x2="16.23cm" svg:y2="10.62cm" draw:start-shape="id5" draw:start-glue-point="2" draw:end-shape="id6" draw:end-glue-point="3" svg:d="M4092 9201v1419h12138" svg:viewBox="0 0 12139 1420">
            <text:p/>
          </draw:connector>
          <draw:connector draw:style-name="gr18" draw:text-style-name="P1" draw:layer="layout" svg:x1="17.848cm" svg:y1="10.62cm" svg:x2="20.486cm" svg:y2="9.201cm" draw:start-shape="id6" draw:start-glue-point="1" draw:end-shape="id7" draw:end-glue-point="2" svg:d="M17848 10620h2638v-1419" svg:viewBox="0 0 2639 1420">
            <text:p/>
          </draw:connector>
          <draw:connector draw:style-name="gr19" draw:text-style-name="P8" draw:layer="layout" draw:type="line" svg:x1="10.058cm" svg:y1="8.715cm" svg:x2="11.326cm" svg:y2="8.713cm" svg:d="M10058 8715l1268-2" svg:viewBox="0 0 1269 3">
            <text:p/>
          </draw:connector>
          <draw:custom-shape draw:style-name="gr20" draw:text-style-name="P20" draw:layer="layout" svg:width="3.5cm" svg:height="1cm" svg:x="2.342cm" svg:y="14.084cm">
            <text:p text:style-name="P19"><text:span text:style-name="T6">198.51</text:span><text:span text:style-name="T6">.100.1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6" draw:layer="layout" svg:width="3.5cm" svg:height="1cm" svg:x="5.842cm" svg:y="14.084cm">
            <text:p text:style-name="P15"><text:span text:style-name="T6">192.168.1.2</text:span></text:p>
            <draw:enhanced-geometry svg:viewBox="0 0 21600 21600" draw:type="rectangle" draw:enhanced-path="M 0 0 L 21600 0 21600 21600 0 21600 0 0 Z N"/>
          </draw:custom-shape>
          <draw:frame draw:style-name="gr11" draw:text-style-name="P17" draw:layer="layout" svg:width="2.304cm" svg:height="0.683cm" svg:x="2.342cm" svg:y="13.401cm">
            <draw:text-box>
              <text:p><text:span text:style-name="T6">IP Source</text:span></text:p>
            </draw:text-box>
          </draw:frame>
          <draw:frame draw:style-name="gr12" draw:text-style-name="P17" xml:id="id9" draw:id="id9" draw:layer="layout" svg:width="3.019cm" svg:height="0.683cm" svg:x="5.842cm" svg:y="13.401cm">
            <draw:text-box>
              <text:p><text:span text:style-name="T6">IP Destination</text:span></text:p>
            </draw:text-box>
          </draw:frame>
          <draw:custom-shape draw:style-name="gr13" draw:text-style-name="P16" draw:layer="layout" svg:width="0.803cm" svg:height="1cm" svg:x="1.539cm" svg:y="14.084cm">
            <text:p text:style-name="P15"><text:span text:style-name="T6">..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0.697cm" svg:height="1cm" svg:x="9.342cm" svg:y="14.084cm">
            <text:p text:style-name="P15"><text:span text:style-name="T6">...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4" draw:layer="layout" svg:width="3.5cm" svg:height="1cm" svg:x="18.736cm" svg:y="14.084cm">
            <text:p text:style-name="P13"><text:span text:style-name="T6">198.51.100.1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6" draw:layer="layout" svg:width="3.5cm" svg:height="1cm" svg:x="22.236cm" svg:y="14.084cm">
            <text:p text:style-name="P15"><text:span text:style-name="T6">203.0.113.1</text:span></text:p>
            <draw:enhanced-geometry svg:viewBox="0 0 21600 21600" draw:type="rectangle" draw:enhanced-path="M 0 0 L 21600 0 21600 21600 0 21600 0 0 Z N"/>
          </draw:custom-shape>
          <draw:frame draw:style-name="gr11" draw:text-style-name="P17" draw:layer="layout" svg:width="2.304cm" svg:height="0.683cm" svg:x="18.736cm" svg:y="13.401cm">
            <draw:text-box>
              <text:p><text:span text:style-name="T6">IP Source</text:span></text:p>
            </draw:text-box>
          </draw:frame>
          <draw:frame draw:style-name="gr12" draw:text-style-name="P17" xml:id="id10" draw:id="id10" draw:layer="layout" svg:width="3.019cm" svg:height="0.683cm" svg:x="22.236cm" svg:y="13.401cm">
            <draw:text-box>
              <text:p><text:span text:style-name="T6">IP Destination</text:span></text:p>
            </draw:text-box>
          </draw:frame>
          <draw:custom-shape draw:style-name="gr14" draw:text-style-name="P16" draw:layer="layout" svg:width="0.697cm" svg:height="1cm" svg:x="18.039cm" svg:y="14.084cm">
            <text:p text:style-name="P15"><text:span text:style-name="T6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6" draw:layer="layout" svg:width="0.7cm" svg:height="1cm" svg:x="25.736cm" svg:y="14.084cm">
            <text:p text:style-name="P15"><text:span text:style-name="T6">...</text:span></text:p>
            <draw:enhanced-geometry svg:viewBox="0 0 21600 21600" draw:type="rectangle" draw:enhanced-path="M 0 0 L 21600 0 21600 21600 0 21600 0 0 Z N"/>
          </draw:custom-shape>
          <draw:frame draw:style-name="gr21" draw:text-style-name="P18" xml:id="id8" draw:id="id8" draw:layer="layout" svg:width="2.719cm" svg:height="0.839cm" svg:x="10.342cm" svg:y="11.262cm">
            <draw:text-box>
              <text:p><text:span text:style-name="T7">Réponse</text:span></text:p>
            </draw:text-box>
          </draw:frame>
          <draw:connector draw:style-name="gr18" draw:text-style-name="P8" draw:layer="layout" svg:x1="10.342cm" svg:y1="11.681cm" svg:x2="7.351cm" svg:y2="13.401cm" draw:start-shape="id8" draw:start-glue-point="3" draw:end-shape="id9" draw:end-glue-point="0" svg:d="M10342 11681h-2991v1720" svg:viewBox="0 0 2992 1721">
            <text:p/>
          </draw:connector>
          <draw:connector draw:style-name="gr17" draw:layer="layout" svg:x1="23.745cm" svg:y1="13.401cm" svg:x2="13.061cm" svg:y2="11.681cm" draw:start-shape="id10" draw:start-glue-point="0" draw:end-shape="id8" draw:end-glue-point="1" svg:d="M23745 13401v-1720h-10684" svg:viewBox="0 0 10685 1721">
            <text:p/>
          </draw:connector>
          <draw:connector draw:style-name="gr19" draw:text-style-name="P8" draw:layer="layout" draw:type="line" svg:x1="26.458cm" svg:y1="8.701cm" svg:x2="27.726cm" svg:y2="8.699cm" svg:d="M26458 8701l1268-2" svg:viewBox="0 0 1269 3">
            <text:p/>
          </draw:connector>
          <draw:connector draw:style-name="gr22" draw:text-style-name="P8" draw:layer="layout" draw:type="line" svg:x1="16.768cm" svg:y1="14.601cm" svg:x2="18.036cm" svg:y2="14.599cm" svg:d="M16768 14601l1268-2" svg:viewBox="0 0 1269 3">
            <text:p/>
          </draw:connector>
          <draw:connector draw:style-name="gr22" draw:text-style-name="P8" draw:layer="layout" draw:type="line" svg:x1="0.274cm" svg:y1="14.601cm" svg:x2="1.542cm" svg:y2="14.599cm" svg:d="M274 14601l1268-2" svg:viewBox="0 0 1269 3">
            <text:p/>
          </draw:connector>
        </draw:g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Code Nerd Font" svg:font-family="'FiraCode Nerd Font'" style:font-adornments="Normal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20" svg:d="M0 20l10-20 10 20z"/>
    <draw:marker draw:name="Concave" svg:viewBox="0 0 1131 1580" svg:d="M1013 1491l118 89-567-1580-564 1580 114-85 136-68 148-46 161-17 161 13 153 46z"/>
    <draw:marker draw:name="Triangle" svg:viewBox="0 0 1013 1130" svg:d="M1009 1050l-449-1008-22-30-29-12-34 12-21 26-449 1012-5 13v8l5 21 12 21 17 13 21 4h903l21-4 21-13 9-21 4-21v-8z"/>
    <draw:stroke-dash draw:name="Dash_20_Dot_20_1" draw:display-name="Dash Dot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center" draw:textarea-vertical-align="middle" draw:auto-grow-height="true" fo:padding-top="0.125cm" fo:padding-bottom="0.125cm" fo:padding-left="0.3cm" fo:padding-right="0.3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1T12:52:04.796828032</meta:creation-date>
    <dc:date>2024-07-21T19:00:47.947204483</dc:date>
    <meta:editing-duration>PT5M23S</meta:editing-duration>
    <meta:editing-cycles>3</meta:editing-cycles>
    <meta:generator>LibreOffice/24.2.5.2$Linux_X86_64 LibreOffice_project/d6e8b0f3fc6e8af2b00cf4969fd0d2fa45b9a62e</meta:generator>
    <meta:document-statistic meta:object-count="84"/>
  </office:meta>
</office:document-meta>
</file>